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9f61" officeooo:paragraph-rsid="00139f61"/>
    </style:style>
    <style:style style:name="P2" style:family="paragraph" style:parent-style-name="Standard">
      <style:text-properties fo:font-size="15pt" officeooo:rsid="00139f61" officeooo:paragraph-rsid="00139f61" style:font-size-asian="15pt" style:font-size-complex="15pt"/>
    </style:style>
    <style:style style:name="P3" style:family="paragraph" style:parent-style-name="Standard">
      <style:text-properties fo:font-size="15pt" officeooo:rsid="0013f80b" officeooo:paragraph-rsid="0013f80b" style:font-size-asian="15pt" style:font-size-complex="15pt"/>
    </style:style>
    <style:style style:name="P4" style:family="paragraph" style:parent-style-name="Standard">
      <style:text-properties fo:font-size="15pt" officeooo:rsid="0015ad4a" officeooo:paragraph-rsid="0015ad4a" style:font-size-asian="15pt" style:language-asian="zh" style:country-asian="CN" style:font-size-complex="15pt"/>
    </style:style>
    <style:style style:name="P5" style:family="paragraph" style:parent-style-name="Standard">
      <style:text-properties fo:font-size="15pt" fo:font-weight="bold" officeooo:rsid="0013f80b" officeooo:paragraph-rsid="0013f80b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55252" officeooo:paragraph-rsid="0015ad4a" style:font-size-asian="15pt" style:language-asian="zh" style:country-asian="CN" style:font-weight-asian="bold" style:font-size-complex="15pt" style:font-weight-complex="bold"/>
    </style:style>
    <style:style style:name="P7" style:family="paragraph" style:parent-style-name="Standard">
      <style:text-properties fo:font-size="15pt" fo:font-weight="normal" officeooo:rsid="0015ad4a" officeooo:paragraph-rsid="0015ad4a" style:font-size-asian="15pt" style:language-asian="zh" style:country-asian="CN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officeooo:rsid="00155252" style:font-weight-asian="bold" style:font-weight-complex="bold"/>
    </style:style>
    <style:style style:name="T3" style:family="text">
      <style:text-properties fo:font-weight="normal" officeooo:rsid="00155252" style:font-weight-asian="normal" style:font-weight-complex="normal"/>
    </style:style>
    <style:style style:name="T4" style:family="text">
      <style:text-properties officeooo:rsid="00155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,FileWriter的普通构造器</text:p>
      <text:p text:style-name="P1"><text:s/><text:span text:style-name="T1">* 把一段话输入到文件中去</text:span></text:p>
      <text:p text:style-name="P2"><text:tab/> * 步奏：</text:p>
      <text:p text:style-name="P2"><text:tab/> * 1，创建文件2，创建输出流对象3,把流指向指定的文件</text:p>
      <text:p text:style-name="P2"><text:tab/> * 4，释放资源</text:p>
      <text:p text:style-name="P2"><text:tab/> */</text:p>
      <text:p text:style-name="P2"><text:tab/>public static void main(String[] args) {</text:p>
      <text:p text:style-name="P2"><text:tab/><text:tab/> <text:s/>//创建文件 </text:p>
      <text:p text:style-name="P2"><text:tab/><text:tab/> <text:s/>File file=new File("a.txt");</text:p>
      <text:p text:style-name="P2"><text:tab/><text:tab/> <text:s/>//创建输出流对象</text:p>
      <text:p text:style-name="P2"><text:tab/><text:tab/> <text:s/>FileWriter fw=null;</text:p>
      <text:p text:style-name="P2"><text:tab/><text:tab/> <text:s/>try {</text:p>
      <text:p text:style-name="P2"><text:tab/><text:tab/><text:tab/> fw=new FileWriter(file);</text:p>
      <text:p text:style-name="P2"><text:tab/><text:tab/><text:tab/>//把内容写入文件</text:p>
      <text:p text:style-name="P2"><text:tab/><text:tab/><text:tab/>fw.write("你好java");</text:p>
      <text:p text:style-name="P2"><text:tab/><text:tab/><text:tab/>//字符流的特点:清空缓冲区，把内容写入到文件中</text:p>
      <text:p text:style-name="P2"><text:tab/><text:tab/><text:tab/>fw.flush();</text:p>
      <text:p text:style-name="P2"><text:tab/><text:tab/>} catch (IOException e) {</text:p>
      <text:p text:style-name="P2"><text:tab/><text:tab/><text:tab/>e.printStackTrace();</text:p>
      <text:p text:style-name="P2"><text:tab/><text:tab/>}finally{//关闭通道,释放资源</text:p>
      <text:p text:style-name="P2"><text:s text:c="12"/>if(fw!=null){</text:p>
      <text:p text:style-name="P2"><text:s text:c="12"/><text:tab/>try {</text:p>
      <text:p text:style-name="P2"><text:s text:c="12"/><text:tab/><text:tab/>//close关闭输出出现时会先清理缓冲区</text:p>
      <text:p text:style-name="P2"><text:tab/><text:tab/><text:tab/><text:tab/><text:tab/>fw.close();</text:p>
      <text:p text:style-name="P2"><text:tab/><text:tab/><text:tab/><text:tab/>} catch (IOException e) {</text:p>
      <text:p text:style-name="P2"><text:tab/><text:tab/><text:tab/><text:tab/><text:tab/>// TODO Auto-generated catch block</text:p>
      <text:p text:style-name="P2"><text:tab/><text:tab/><text:tab/><text:tab/><text:tab/>e.printStackTrace();</text:p>
      <text:p text:style-name="P2"><text:tab/><text:tab/><text:tab/><text:tab/>}</text:p>
      <text:p text:style-name="P2"><text:s text:c="12"/>}</text:p>
      <text:p text:style-name="P2"><text:tab/><text:tab/>}</text:p>
      <text:p text:style-name="P2"><text:tab/>}</text:p>
      <text:p text:style-name="P5">第二种构造器，建议使用</text:p>
      <text:p text:style-name="P3">//创建输出流对象</text:p>
      <text:p text:style-name="P3"><text:tab/><text:tab/> <text:s/>FileWriter fw=null;</text:p>
      <text:p text:style-name="P3"><text:tab/><text:tab/> <text:s/>try {//第二中构造方法直接指定创建的对象,不需要创建文件</text:p>
      <text:p text:style-name="P3"><text:tab/><text:tab/><text:tab/> fw=new FileWriter("b.txt");</text:p>
      <text:p text:style-name="P4"><text:span text:style-name="T2">2.FileWriter的追加构造器</text:span></text:p>
      <text:p text:style-name="P4"><text:span text:style-name="T2"/></text:p>
      <text:p text:style-name="P4"><text:span text:style-name="T2"><text:tab/><text:tab/></text:span><text:span text:style-name="T3"> <text:s/>//创建输出流对象</text:span></text:p>
      <text:p text:style-name="P7"><text:span text:style-name="T4"><text:tab/><text:tab/> <text:s/>FileWriter fw=null;</text:span></text:p>
      <text:p text:style-name="P7"><text:span text:style-name="T4"><text:tab/><text:tab/> <text:s/>try {//创建输出流的追加构造器,后面加上true</text:span></text:p>
      <text:p text:style-name="P7"><text:span text:style-name="T4"><text:tab/><text:tab/><text:tab/> fw=new FileWriter("b.txt",true);</text:span></text:p>
      <text:p text:style-name="P7"><text:soft-page-break/><text:span text:style-name="T4"><text:tab/><text:tab/><text:tab/>//把内容写入文件</text:span></text:p>
      <text:p text:style-name="P7"><text:span text:style-name="T4"><text:tab/><text:tab/><text:tab/> for(int i=0;i&lt;100;i++){</text:span></text:p>
      <text:p text:style-name="P7"><text:span text:style-name="T4"><text:tab/><text:tab/><text:tab/>fw.write("I love you");</text:span></text:p>
      <text:p text:style-name="P7"><text:span text:style-name="T4"><text:tab/><text:tab/><text:tab/>//字符流的特点:清空缓冲区，把内容写入到文件中</text:span></text:p>
      <text:p text:style-name="P7"><text:span text:style-name="T4"><text:tab/><text:tab/><text:tab/>if(i%10==0){</text:span></text:p>
      <text:p text:style-name="P7"><text:span text:style-name="T4"><text:tab/><text:tab/><text:tab/><text:tab/>fw.flush();</text:span></text:p>
      <text:p text:style-name="P7"><text:span text:style-name="T4"><text:tab/><text:tab/><text:tab/>}</text:span></text:p>
      <text:p text:style-name="P7"><text:span text:style-name="T4"><text:tab/><text:tab/><text:tab/> }//把缓冲区中残留的数据写入文件中</text:span></text:p>
      <text:p text:style-name="P7"><text:span text:style-name="T4"><text:tab/><text:tab/><text:tab/> fw.flush();</text:span></text:p>
      <text:p text:style-name="P7"><text:span text:style-name="T4"><text:tab/><text:tab/>} catch (IOException e) {</text:span></text:p>
      <text:p text:style-name="P7"><text:span text:style-name="T4"><text:tab/><text:tab/><text:tab/>e.printStackTrace();</text:span></text:p>
      <text:p text:style-name="P7"><text:span text:style-name="T4"><text:tab/><text:tab/>}finally{//关闭通道,释放资源</text:span></text:p>
      <text:p text:style-name="P7"><text:span text:style-name="T4"><text:s text:c="12"/>if(fw!=null){</text:span></text:p>
      <text:p text:style-name="P7"><text:span text:style-name="T4"><text:s text:c="12"/><text:tab/>try {</text:span></text:p>
      <text:p text:style-name="P7"><text:span text:style-name="T4"><text:s text:c="12"/><text:tab/><text:tab/>//close关闭输出出现时会先清理缓冲区</text:span></text:p>
      <text:p text:style-name="P7"><text:span text:style-name="T4"><text:tab/><text:tab/><text:tab/><text:tab/><text:tab/>fw.close();</text:span></text:p>
      <text:p text:style-name="P7"><text:span text:style-name="T4"><text:tab/><text:tab/><text:tab/><text:tab/>} catch (IOException e) {</text:span></text:p>
      <text:p text:style-name="P7"><text:span text:style-name="T4"><text:tab/><text:tab/><text:tab/><text:tab/><text:tab/>e.printStackTrace();</text:span></text:p>
      <text:p text:style-name="P7"><text:span text:style-name="T4"><text:tab/><text:tab/><text:tab/><text:tab/>}</text:span></text:p>
      <text:p text:style-name="P7"><text:span text:style-name="T4"><text:s text:c="12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3S</meta:editing-duration>
    <meta:editing-cycles>5</meta:editing-cycles>
    <meta:generator>LibreOffice/5.3.0.3$Windows_X86_64 LibreOffice_project/7074905676c47b82bbcfbea1aeefc84afe1c50e1</meta:generator>
    <dc:date>2017-12-28T12:48:38.162000000</dc:date>
    <meta:document-statistic meta:table-count="0" meta:image-count="0" meta:object-count="0" meta:page-count="2" meta:paragraph-count="61" meta:word-count="357" meta:character-count="1228" meta:non-whitespace-character-count="917"/>
    <meta:user-defined meta:name="Info 1"/>
    <meta:user-defined meta:name="Info 2"/>
    <meta:user-defined meta:name="Info 3"/>
    <meta:user-defined meta:name="Info 4"/>
  </office:meta>
</office:document-meta>
</file>